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90f1" officeooo:paragraph-rsid="002890f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efd7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U3L13 German <text:tab/><text:tab/><text:tab/><text:tab/><text:tab/><text:tab/><text:tab/><text:tab/><text:tab/><text:tab/></text:span><text:span text:style-name="Emphasis"><text:span text:style-name="T3">ß ä ë ï ö ü</text:span></text:span> </text:p>
      <text:p text:style-name="P2"/>
      <text:p text:style-name="P2"/>
      <text:p text:style-name="P3">Phrases for ordering food</text:p>
      <text:p text:style-name="P3"/>
      <text:p text:style-name="P3"><text:tab/><text:span text:style-name="T1">Ich hätte gern<text:tab/><text:tab/><text:tab/><text:tab/>I would like</text:span></text:p>
      <text:p text:style-name="P3"><text:span text:style-name="T1"><text:tab/>Ich mochte<text:tab/><text:tab/><text:tab/><text:tab/>I would like</text:span></text:p>
      <text:p text:style-name="P3"><text:span text:style-name="T1"><text:tab/>Ich nehme<text:tab/><text:tab/><text:tab/><text:tab/>I'll take</text:span></text:p>
      <text:p text:style-name="P3"><text:span text:style-name="T1"><text:tab/>Möchten Sie bestellen?<text:tab/><text:tab/>Would you like to order?</text:span></text:p>
      <text:p text:style-name="P3"><text:span text:style-name="T1"><text:tab/>die Rechnung bezahlen<text:tab/><text:tab/>to pay the bill</text:span></text:p>
      <text:p text:style-name="P3"><text:span text:style-name="T1"><text:tab/>Das stimmt<text:tab/><text:tab/><text:tab/><text:tab/>keep the change</text:span></text:p>
      <text:p text:style-name="P3"><text:span text:style-name="T1"><text:tab/>bringen<text:tab/><text:tab/><text:tab/><text:tab/>to bring</text:span></text:p>
      <text:p text:style-name="P3"><text:span text:style-name="T1"><text:tab/>der Keller/die Kellnerin<text:tab/><text:tab/>the waiter/waitress</text:span></text:p>
      <text:p text:style-name="P3"><text:span text:style-name="T1"><text:tab/>die Speisekarte<text:tab/><text:tab/><text:tab/>the menu</text:span></text:p>
      <text:p text:style-name="P3"><text:span text:style-name="T1"><text:tab/>die Spezialität<text:tab/><text:tab/><text:tab/><text:tab/>the house specialty</text:span></text:p>
      <text:p text:style-name="P3"><text:span text:style-name="T1"><text:tab/>Es hat (gut) geschmeckt.<text:tab/><text:tab/>It tasted (very) good</text:span></text:p>
      <text:p text:style-name="P3"/>
      <text:p text:style-name="P3">..</text:p>
      <text:p text:style-name="P3"/>
      <text:p text:style-name="P3">Common phrases</text:p>
      <text:p text:style-name="P3"/>
      <text:p text:style-name="P3"><text:tab/><text:span text:style-name="T1">You would like to see the menu.<text:tab/><text:tab/><text:tab/></text:span><text:span text:style-name="T2">Ich möchte eine Speisekarte, bitte.</text:span></text:p>
      <text:p text:style-name="P3"><text:span text:style-name="T1"><text:tab/>You would like to order the house specialty.<text:tab/><text:tab/></text:span><text:span text:style-name="T2">Ich nehme die Spezialität.</text:span></text:p>
      <text:p text:style-name="P3"><text:span text:style-name="T1"><text:tab/>You would like to order water.<text:tab/><text:tab/><text:tab/></text:span><text:span text:style-name="T2">Ich möchte ein Wasser.</text:span></text:p>
      <text:p text:style-name="P3"><text:span text:style-name="T1"><text:tab/>You would like to order Wiener schnitzel.<text:tab/><text:tab/></text:span><text:span text:style-name="T2">Ich hätte gern das Weiner Schnitzel.</text:span></text:p>
      <text:p text:style-name="P3"><text:span text:style-name="T1"><text:tab/></text:span><text:span text:style-name="T2">You would like to order chicken with carrots.<text:tab/>Ich nehme Hähnchen mit Karotten.</text:span></text:p>
      <text:p text:style-name="P3"><text:span text:style-name="T2"><text:tab/>You would like to order a soda.<text:tab/><text:tab/><text:tab/>Eine Limo, bitte.</text:span></text:p>
      <text:p text:style-name="P3"><text:span text:style-name="T2"><text:tab/>You do not want dessert.<text:tab/><text:tab/><text:tab/><text:tab/>Ich nehme keinen Nachtisch.</text:span></text:p>
      <text:p text:style-name="P3"><text:span text:style-name="T2"><text:tab/>You would like the check.<text:tab/><text:tab/><text:tab/><text:tab/>Die Rechnung, bitte.</text:span></text:p>
      <text:p text:style-name="P3"><text:span text:style-name="T2"><text:tab/>You want to pay the bill.<text:tab/><text:tab/><text:tab/><text:tab/>Zahlen, bitte.</text:span></text:p>
      <text:p text:style-name="P3"><text:span text:style-name="T2"><text:tab/>You want to say you liked the food.<text:tab/><text:tab/><text:tab/>Es hat gut geschmeckt.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11T13:02:42.899165484</dc:date>
    <meta:editing-duration>PT1H21M39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26" meta:word-count="183" meta:character-count="1078" meta:non-whitespace-character-count="846"/>
  </office:meta>
</office:document-meta>
</file>